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SQUEL GOMEZ, LUISANA DESIRE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8805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SQUEL GOMEZ, LUISANA DESIRE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880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7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187701</text:p>
          </table:table-cell>
          <table:table-cell table:style-name="Tabla2.A2" office:value-type="string">
            <text:p text:style-name="P9">32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274353</text:p>
          </table:table-cell>
          <table:table-cell table:style-name="Tabla2.A2" office:value-type="string">
            <text:p text:style-name="P9">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6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